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  <style:text-properties officeooo:paragraph-rsid="0008de16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8de16"/>
    </style:style>
    <style:style style:name="P15" style:family="paragraph" style:parent-style-name="Table_20_Contents">
      <style:text-properties officeooo:paragraph-rsid="0008de16"/>
    </style:style>
    <style:style style:name="P16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8de16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rsid="0008de16" officeooo:paragraph-rsid="0008de16" style:font-size-asian="12pt" style:font-size-complex="12pt"/>
    </style:style>
    <style:style style:name="P19" style:family="paragraph" style:parent-style-name="Table_20_Contents">
      <style:text-properties fo:font-weight="bold" officeooo:rsid="000f67fd" officeooo:paragraph-rsid="000b2850" style:font-weight-asian="bold" style:font-weight-complex="bold"/>
    </style:style>
    <style:style style:name="P20" style:family="paragraph">
      <style:paragraph-properties style:writing-mode="lr-tb"/>
    </style:style>
    <style:style style:name="P2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style:font-name-asian="ArialMT" style:font-size-asian="12pt" style:font-name-complex="ArialMT" style:font-size-complex="12pt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23114a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f90d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50926368" text:id="ct1403194509263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50926656" text:id="ct1403194509266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0926864" text:id="ct1403194509268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451171088" text:id="ct14031945117108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451173424" text:id="ct1403194511734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319450926368"/><text:change-start text:change-id="ct140319450926656"/>Adopt<text:change-end text:change-id="ct140319450926656"/>ed<text:change-start text:change-id="ct140319450926864"/> as a <text:change-end text:change-id="ct140319450926864"/>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319451171088"/><text:change-start text:change-id="ct140319451173424"/>Version History<text:change-end text:change-id="ct1403194511734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19"><text:span text:style-name="Page_20_Number"><text:span text:style-name="T5">Feb 20, 2016</text:span></text:span></text:p>
          </table:table-cell>
          <table:table-cell table:style-name="Table2.C2" office:value-type="string">
            <text:p text:style-name="P16"><text:span text:style-name="T21">Minor grammatical corrections and </text:span><text:span text:style-name="T22">readability</text:span><text:span text:style-name="T21"> improvements </text:span><text:span text:style-name="T22">as well as the following specific changes:</text:span></text:p>
            <text:list xml:id="list5897313367115905537" text:style-name="L2">
              <text:list-item>
                <text:p text:style-name="P18">Moved <text:span text:style-name="T23">2.5.1.1 MERG CBUS</text:span> section down to section <text:span text:style-name="T23">2.5.3.2 MERG CBUS</text:span></text:p>
              </text:list-item>
              <text:list-item>
                <text:p text:style-name="P18">Significantly expanded the explanations for all the subsections of <text:span text:style-name="T23">2.5 Allocation</text:span> sect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8de16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21:44.278316209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811in" svg:y="0.3102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20H3M47S</meta:editing-duration>
    <meta:generator>LibreOffice/4.4.0.3$MacOSX_X86_64 LibreOffice_project/de093506bcdc5fafd9023ee680b8c60e3e0645d7</meta:generator>
    <dc:date>2016-02-27T16:21:44.138630000</dc:date>
    <meta:printed-by>Bob Jacobsen</meta:printed-by>
    <meta:print-date>2010-09-15T08:46:04</meta:print-date>
    <meta:document-statistic meta:table-count="2" meta:image-count="1" meta:object-count="0" meta:page-count="1" meta:paragraph-count="19" meta:word-count="125" meta:character-count="772" meta:non-whitespace-character-count="661"/>
  </office:meta>
</office:document-meta>
</file>